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2f25" officeooo:paragraph-rsid="00152f25" style:font-size-asian="15pt" style:font-size-complex="15pt"/>
    </style:style>
    <style:style style:name="P2" style:family="paragraph" style:parent-style-name="Standard">
      <style:paragraph-properties fo:text-align="start" style:justify-single-word="false"/>
      <style:text-properties fo:font-size="15pt" fo:font-weight="bold" officeooo:rsid="0016943e" officeooo:paragraph-rsid="0016943e"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86ee9" officeooo:paragraph-rsid="00186ee9"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9949f" officeooo:paragraph-rsid="0019949f"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b8608" officeooo:paragraph-rsid="0068fb99"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b8608" officeooo:paragraph-rsid="00699631"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officeooo:rsid="002b8608" officeooo:paragraph-rsid="002bc320"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68fb99" officeooo:paragraph-rsid="0068fb99"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bold" officeooo:rsid="003eeb60" officeooo:paragraph-rsid="003eeb60" style:font-size-asian="15pt" style:font-weight-asian="bold" style:font-size-complex="15pt" style:font-weight-complex="bold"/>
    </style:style>
    <style:style style:name="P10" style:family="paragraph" style:parent-style-name="Standard">
      <style:paragraph-properties fo:text-align="justify" style:justify-single-word="false"/>
      <style:text-properties fo:font-size="15pt" fo:font-weight="bold" officeooo:rsid="0019e0c1" officeooo:paragraph-rsid="0019e0c1"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ize="15pt" fo:font-weight="bold" officeooo:rsid="0019e0c1" officeooo:paragraph-rsid="00224a69"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size="15pt" fo:font-weight="bold" officeooo:rsid="0019e0c1" officeooo:paragraph-rsid="0021b971"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font-size="15pt" fo:font-weight="bold" officeooo:rsid="0043362b" officeooo:paragraph-rsid="0042b2b0"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font-size="15pt" fo:font-weight="bold" officeooo:rsid="0043362b" officeooo:paragraph-rsid="0043362b"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font-size="15pt" fo:font-weight="bold" officeooo:rsid="001b7230" officeooo:paragraph-rsid="0043362b"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fo:font-weight="bold" officeooo:rsid="001b7230" officeooo:paragraph-rsid="0049be7b"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size="15pt" fo:font-weight="bold" officeooo:rsid="001b7230" officeooo:paragraph-rsid="004be197"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font-weight="bold" officeooo:rsid="001b7230" officeooo:paragraph-rsid="004e5c1b"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fo:font-weight="bold" officeooo:rsid="001b7230" officeooo:paragraph-rsid="004eecaf"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font-size="15pt" fo:font-weight="bold" officeooo:rsid="005cd019" officeooo:paragraph-rsid="005cd019" style:font-size-asian="15pt" style:font-weight-asian="bold" style:font-size-complex="15pt" style:font-weight-complex="bold"/>
    </style:style>
    <style:style style:name="P21" style:family="paragraph" style:parent-style-name="Standard">
      <style:paragraph-properties fo:text-align="justify" style:justify-single-word="false"/>
      <style:text-properties fo:font-size="15pt" fo:font-weight="bold" officeooo:rsid="005cd019" officeooo:paragraph-rsid="005e4b5d" style:font-size-asian="15pt" style:font-weight-asian="bold" style:font-size-complex="15pt" style:font-weight-complex="bold"/>
    </style:style>
    <style:style style:name="P22" style:family="paragraph" style:parent-style-name="Standard">
      <style:paragraph-properties fo:text-align="justify" style:justify-single-word="false"/>
      <style:text-properties fo:font-size="15pt" fo:font-weight="bold" officeooo:rsid="005cd019" officeooo:paragraph-rsid="005e4f53" style:font-size-asian="15pt" style:font-weight-asian="bold" style:font-size-complex="15pt" style:font-weight-complex="bold"/>
    </style:style>
    <style:style style:name="P23" style:family="paragraph" style:parent-style-name="Standard">
      <style:paragraph-properties fo:text-align="justify" style:justify-single-word="false"/>
      <style:text-properties fo:font-size="15pt" fo:font-weight="bold" officeooo:rsid="005cd019" officeooo:paragraph-rsid="00615be6" style:font-size-asian="15pt" style:font-weight-asian="bold" style:font-size-complex="15pt" style:font-weight-complex="bold"/>
    </style:style>
    <style:style style:name="P24" style:family="paragraph" style:parent-style-name="Standard">
      <style:paragraph-properties fo:text-align="justify" style:justify-single-word="false"/>
      <style:text-properties fo:font-size="15pt" fo:font-weight="bold" officeooo:rsid="005cd019" officeooo:paragraph-rsid="008548cd" style:font-size-asian="15pt" style:font-weight-asian="bold" style:font-size-complex="15pt" style:font-weight-complex="bold"/>
    </style:style>
    <style:style style:name="P25" style:family="paragraph" style:parent-style-name="Standard">
      <style:paragraph-properties fo:text-align="justify" style:justify-single-word="false"/>
      <style:text-properties fo:font-size="15pt" fo:font-weight="bold" officeooo:rsid="005cd019" officeooo:paragraph-rsid="009204ad" style:font-size-asian="15pt" style:font-weight-asian="bold" style:font-size-complex="15pt" style:font-weight-complex="bold"/>
    </style:style>
    <style:style style:name="P26" style:family="paragraph" style:parent-style-name="Standard">
      <style:paragraph-properties fo:text-align="justify" style:justify-single-word="false"/>
      <style:text-properties fo:font-size="15pt" fo:font-weight="bold" officeooo:rsid="0085517b" officeooo:paragraph-rsid="0085517b" style:font-size-asian="15pt" style:font-weight-asian="bold" style:font-size-complex="15pt" style:font-weight-complex="bold"/>
    </style:style>
    <style:style style:name="P27" style:family="paragraph" style:parent-style-name="Standard">
      <style:paragraph-properties fo:text-align="justify" style:justify-single-word="false"/>
      <style:text-properties fo:font-size="15pt" fo:font-weight="bold" officeooo:rsid="0085517b" officeooo:paragraph-rsid="008b32e5" style:font-size-asian="15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normal" officeooo:rsid="00396eb0" officeooo:paragraph-rsid="00396eb0"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8pt" officeooo:rsid="00152f25" officeooo:paragraph-rsid="00152f25" style:font-size-asian="18pt" style:font-size-complex="18pt"/>
    </style:style>
    <style:style style:name="P30" style:family="paragraph" style:parent-style-name="Standard">
      <style:paragraph-properties fo:text-align="center" style:justify-single-word="false"/>
      <style:text-properties fo:font-size="18pt" fo:font-weight="bold" officeooo:rsid="0042b2b0" officeooo:paragraph-rsid="0042b2b0" style:font-size-asian="18pt" style:font-weight-asian="bold" style:font-size-complex="18pt" style:font-weight-complex="bold"/>
    </style:style>
    <style:style style:name="P31" style:family="paragraph" style:parent-style-name="Standard">
      <style:paragraph-properties fo:text-align="center" style:justify-single-word="false"/>
      <style:text-properties fo:font-size="18pt" fo:font-weight="bold" officeooo:rsid="0042b2b0" officeooo:paragraph-rsid="006f7ec8" style:font-size-asian="18pt" style:font-weight-asian="bold" style:font-size-complex="18pt" style:font-weight-complex="bold"/>
    </style:style>
    <style:style style:name="P32" style:family="paragraph" style:parent-style-name="Standard">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68fb99" officeooo:paragraph-rsid="0068fb9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68fb99" officeooo:paragraph-rsid="00699631"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3c7c55" officeooo:paragraph-rsid="002bc320"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19949f" officeooo:paragraph-rsid="0019e0c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9949f" officeooo:paragraph-rsid="0019e0c1"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19e0c1" officeooo:paragraph-rsid="0019e0c1"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44a0b" officeooo:paragraph-rsid="00244a0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b7230" officeooo:paragraph-rsid="001b723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b7230" officeooo:paragraph-rsid="0043362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b7230" officeooo:paragraph-rsid="0049be7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4339a7" officeooo:paragraph-rsid="004339a7"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49be7b" officeooo:paragraph-rsid="0049be7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4be197" officeooo:paragraph-rsid="004e5c1b"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4e5c1b" officeooo:paragraph-rsid="004eeca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4e5c1b" officeooo:paragraph-rsid="004fa555"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4eecaf" officeooo:paragraph-rsid="004fa555"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5cd019" officeooo:paragraph-rsid="005cd01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5cd019" officeooo:paragraph-rsid="005e4b5d"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5cd019" officeooo:paragraph-rsid="005e4f53"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cd019" officeooo:paragraph-rsid="009204ad"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5e4f53" officeooo:paragraph-rsid="005e4f53"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615be6" officeooo:paragraph-rsid="008548cd"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font-size="12pt" fo:font-weight="normal" officeooo:rsid="00615be6" officeooo:paragraph-rsid="008548cd"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5517b" officeooo:paragraph-rsid="0085517b"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8828a1" officeooo:paragraph-rsid="008828a1"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b32e5" officeooo:paragraph-rsid="008b32e5"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334e21" officeooo:paragraph-rsid="00334e2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276e0b" officeooo:paragraph-rsid="00276e0b"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1dfa3b" officeooo:paragraph-rsid="00224a69"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1dfa3b" officeooo:paragraph-rsid="002031ca"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1dfa3b" officeooo:paragraph-rsid="001dfa3b"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1b7230" officeooo:paragraph-rsid="0021b971"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1b7230" officeooo:paragraph-rsid="001dfa3b"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bold" officeooo:rsid="0085517b" officeooo:paragraph-rsid="0085517b" style:font-size-asian="10.5pt" style:font-weight-asian="bold" style:font-size-complex="12pt" style:font-weight-complex="bold"/>
    </style:style>
    <style:style style:name="P68" style:family="paragraph" style:parent-style-name="Standard">
      <style:paragraph-properties fo:text-align="center" style:justify-single-word="false" fo:break-before="page"/>
      <style:text-properties fo:font-size="18pt" fo:font-weight="bold" officeooo:rsid="0042b2b0" officeooo:paragraph-rsid="006f7ec8" style:font-size-asian="18pt" style:font-weight-asian="bold" style:font-size-complex="18pt" style:font-weight-complex="bold"/>
    </style:style>
    <style:style style:name="P69" style:family="paragraph" style:parent-style-name="Standard" style:list-style-name="L1">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fo:font-size="12pt" fo:font-weight="normal" officeooo:rsid="0016943e" officeooo:paragraph-rsid="003201a1" style:font-size-asian="12pt" style:font-weight-asian="normal" style:font-size-complex="12pt" style:font-weight-complex="normal"/>
    </style:style>
    <style:style style:name="P71" style:family="paragraph" style:parent-style-name="Standard" style:list-style-name="L3">
      <style:paragraph-properties fo:text-align="start" style:justify-single-word="false"/>
      <style:text-properties fo:font-size="12pt" fo:font-weight="normal" officeooo:rsid="00186ee9" officeooo:paragraph-rsid="00350835" style:font-size-asian="12pt" style:font-weight-asian="normal" style:font-size-complex="12pt" style:font-weight-complex="normal"/>
    </style:style>
    <style:style style:name="P72" style:family="paragraph" style:parent-style-name="Standard" style:list-style-name="L3">
      <style:paragraph-properties fo:text-align="start" style:justify-single-word="false"/>
      <style:text-properties fo:font-size="12pt" fo:font-weight="normal" officeooo:rsid="00186ee9" officeooo:paragraph-rsid="003f48c9" style:font-size-asian="12pt" style:font-weight-asian="normal" style:font-size-complex="12pt" style:font-weight-complex="normal"/>
    </style:style>
    <style:style style:name="P73" style:family="paragraph" style:parent-style-name="Standard" style:list-style-name="L3">
      <style:paragraph-properties fo:text-align="start" style:justify-single-word="false"/>
      <style:text-properties fo:font-size="12pt" fo:font-weight="normal" officeooo:rsid="00186ee9" officeooo:paragraph-rsid="0040f7c8" style:font-size-asian="12pt" style:font-weight-asian="normal" style:font-size-complex="12pt" style:font-weight-complex="normal"/>
    </style:style>
    <style:style style:name="P74" style:family="paragraph" style:parent-style-name="Standard" style:list-style-name="L3">
      <style:paragraph-properties fo:text-align="start" style:justify-single-word="false"/>
      <style:text-properties fo:font-size="12pt" fo:font-weight="normal" officeooo:rsid="00350835" officeooo:paragraph-rsid="00350835" style:font-size-asian="12pt" style:font-weight-asian="normal" style:font-size-complex="12pt" style:font-weight-complex="normal"/>
    </style:style>
    <style:style style:name="P75" style:family="paragraph" style:parent-style-name="Standard" style:list-style-name="L3">
      <style:paragraph-properties fo:text-align="start" style:justify-single-word="false"/>
      <style:text-properties fo:font-size="12pt" fo:font-weight="normal" officeooo:rsid="0040f7c8" officeooo:paragraph-rsid="0040f7c8" style:font-size-asian="12pt" style:font-weight-asian="normal" style:font-size-complex="12pt" style:font-weight-complex="normal"/>
    </style:style>
    <style:style style:name="P76" style:family="paragraph" style:parent-style-name="Standard" style:list-style-name="L3">
      <style:paragraph-properties fo:text-align="start" style:justify-single-word="false"/>
      <style:text-properties fo:font-size="12pt" fo:font-weight="normal" officeooo:rsid="0040f7c8" officeooo:paragraph-rsid="007f5e33" style:font-size-asian="12pt" style:font-weight-asian="normal" style:font-size-complex="12pt" style:font-weight-complex="normal"/>
    </style:style>
    <style:style style:name="P77" style:family="paragraph" style:parent-style-name="Standard" style:list-style-name="L3">
      <style:paragraph-properties fo:text-align="start" style:justify-single-word="false"/>
      <style:text-properties fo:font-size="12pt" fo:font-weight="normal" officeooo:rsid="0040f7c8" officeooo:paragraph-rsid="007fc1fe" style:font-size-asian="12pt" style:font-weight-asian="normal" style:font-size-complex="12pt" style:font-weight-complex="normal"/>
    </style:style>
    <style:style style:name="P78" style:family="paragraph" style:parent-style-name="Standard" style:list-style-name="L3">
      <style:paragraph-properties fo:text-align="start" style:justify-single-word="false"/>
      <style:text-properties fo:font-size="12pt" fo:font-weight="normal" officeooo:rsid="003f48c9" officeooo:paragraph-rsid="003f48c9" style:font-size-asian="12pt" style:font-weight-asian="normal" style:font-size-complex="12pt" style:font-weight-complex="normal"/>
    </style:style>
    <style:style style:name="P79" style:family="paragraph" style:parent-style-name="Standard" style:list-style-name="L3">
      <style:paragraph-properties fo:text-align="start" style:justify-single-word="false"/>
      <style:text-properties fo:font-size="12pt" fo:font-weight="normal" officeooo:rsid="007ba0a4" officeooo:paragraph-rsid="007ba0a4" style:font-size-asian="12pt" style:font-weight-asian="normal" style:font-size-complex="12pt" style:font-weight-complex="normal"/>
    </style:style>
    <style:style style:name="P80" style:family="paragraph" style:parent-style-name="Standard" style:list-style-name="L3">
      <style:paragraph-properties fo:text-align="start" style:justify-single-word="false"/>
      <style:text-properties fo:font-size="12pt" fo:font-weight="normal" officeooo:rsid="007dc9ad" officeooo:paragraph-rsid="007dc9ad" style:font-size-asian="12pt" style:font-weight-asian="normal" style:font-size-complex="12pt" style:font-weight-complex="normal"/>
    </style:style>
    <style:style style:name="P81" style:family="paragraph" style:parent-style-name="Standard" style:list-style-name="L3">
      <style:paragraph-properties fo:text-align="start" style:justify-single-word="false"/>
      <style:text-properties fo:font-size="12pt" fo:font-weight="normal" officeooo:rsid="007f5e33" officeooo:paragraph-rsid="0083ecc0" style:font-size-asian="12pt" style:font-weight-asian="normal" style:font-size-complex="12pt" style:font-weight-complex="normal"/>
    </style:style>
    <style:style style:name="P82" style:family="paragraph" style:parent-style-name="Standard" style:list-style-name="L2">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8828a1" officeooo:paragraph-rsid="008b32e5"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85517b" officeooo:paragraph-rsid="00945dcc"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945dcc" officeooo:paragraph-rsid="00945dcc" style:font-size-asian="10.5pt" style:font-weight-asian="normal" style:font-size-complex="12pt" style:font-weight-complex="normal"/>
    </style:style>
    <style:style style:name="P86" style:family="paragraph" style:parent-style-name="Standard" style:list-style-name="L2">
      <style:paragraph-properties fo:text-align="start" style:justify-single-word="false"/>
      <style:text-properties officeooo:paragraph-rsid="002f198e"/>
    </style:style>
    <style:style style:name="P87" style:family="paragraph" style:parent-style-name="Standard">
      <style:paragraph-properties fo:text-align="justify" style:justify-single-word="false"/>
      <style:text-properties fo:font-size="15pt" fo:font-weight="bold" officeooo:rsid="0085517b" officeooo:paragraph-rsid="00945dcc" style:font-size-asian="15pt" style:font-weight-asian="bold" style:font-size-complex="15pt" style:font-weight-complex="bold"/>
    </style:style>
    <style:style style:name="P88" style:family="paragraph" style:parent-style-name="Standard" style:list-style-name="L2">
      <style:paragraph-properties fo:text-align="start" style:justify-single-word="false" fo:break-before="page"/>
      <style:text-properties fo:font-size="15pt" fo:font-weight="bold" officeooo:rsid="002b8608" officeooo:paragraph-rsid="002f198e" style:font-size-asian="15pt" style:font-weight-asian="bold" style:font-size-complex="15pt"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9e0c1" style:font-size-asian="15pt" style:font-weight-asian="bold" style:font-size-complex="15pt" style:font-weight-complex="bold"/>
    </style:style>
    <style:style style:name="T3" style:family="text">
      <style:text-properties fo:font-size="15pt" fo:font-weight="bold" officeooo:rsid="002b8608" style:font-size-asian="15pt" style:font-weight-asian="bold" style:font-size-complex="15pt" style:font-weight-complex="bold"/>
    </style:style>
    <style:style style:name="T4" style:family="text">
      <style:text-properties officeooo:rsid="0019bffc"/>
    </style:style>
    <style:style style:name="T5" style:family="text">
      <style:text-properties fo:font-weight="bold" style:font-weight-asian="bold" style:font-weight-complex="bold"/>
    </style:style>
    <style:style style:name="T6" style:family="text">
      <style:text-properties fo:font-weight="bold" officeooo:rsid="001dfa3b" style:font-weight-asian="bold" style:font-weight-complex="bold"/>
    </style:style>
    <style:style style:name="T7" style:family="text">
      <style:text-properties fo:font-weight="bold" officeooo:rsid="0095ba34" style:font-weight-asian="bold" style:font-weight-complex="bold"/>
    </style:style>
    <style:style style:name="T8" style:family="text">
      <style:text-properties officeooo:rsid="001d3353"/>
    </style:style>
    <style:style style:name="T9" style:family="text">
      <style:text-properties officeooo:rsid="001dfa3b"/>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e31ed" style:font-size-asian="10.5pt" style:font-weight-asian="normal" style:font-size-complex="12pt" style:font-weight-complex="normal"/>
    </style:style>
    <style:style style:name="T12" style:family="text">
      <style:text-properties fo:font-size="12pt" fo:font-weight="normal" officeooo:rsid="002f198e" style:font-size-asian="10.5pt" style:font-weight-asian="normal" style:font-size-complex="12pt" style:font-weight-complex="normal"/>
    </style:style>
    <style:style style:name="T13" style:family="text">
      <style:text-properties fo:font-size="12pt" fo:font-weight="normal" officeooo:rsid="003c7c55" style:font-size-asian="10.5pt" style:font-weight-asian="normal" style:font-size-complex="12pt" style:font-weight-complex="normal"/>
    </style:style>
    <style:style style:name="T14" style:family="text">
      <style:text-properties fo:font-size="12pt" fo:font-weight="normal" officeooo:rsid="003eeb60" style:font-size-asian="10.5pt" style:font-weight-asian="normal" style:font-size-complex="12pt" style:font-weight-complex="normal"/>
    </style:style>
    <style:style style:name="T15" style:family="text">
      <style:text-properties fo:font-size="12pt" fo:font-weight="normal" officeooo:rsid="006a365c" style:font-size-asian="10.5pt" style:font-weight-asian="normal" style:font-size-complex="12pt" style:font-weight-complex="normal"/>
    </style:style>
    <style:style style:name="T16" style:family="text">
      <style:text-properties fo:font-size="12pt" fo:font-weight="normal" officeooo:rsid="006b1eb7" style:font-size-asian="10.5pt" style:font-weight-asian="normal" style:font-size-complex="12pt" style:font-weight-complex="normal"/>
    </style:style>
    <style:style style:name="T17" style:family="text">
      <style:text-properties officeooo:rsid="003201a1"/>
    </style:style>
    <style:style style:name="T18" style:family="text">
      <style:text-properties officeooo:rsid="00334e21"/>
    </style:style>
    <style:style style:name="T19" style:family="text">
      <style:text-properties officeooo:rsid="00350835"/>
    </style:style>
    <style:style style:name="T20" style:family="text">
      <style:text-properties officeooo:rsid="003f48c9"/>
    </style:style>
    <style:style style:name="T21" style:family="text">
      <style:text-properties officeooo:rsid="0040f7c8"/>
    </style:style>
    <style:style style:name="T22" style:family="text">
      <style:text-properties officeooo:rsid="0043362b"/>
    </style:style>
    <style:style style:name="T23" style:family="text">
      <style:text-properties officeooo:rsid="0043ad11"/>
    </style:style>
    <style:style style:name="T24" style:family="text">
      <style:text-properties officeooo:rsid="004b0e4c"/>
    </style:style>
    <style:style style:name="T25" style:family="text">
      <style:text-properties officeooo:rsid="004c898b"/>
    </style:style>
    <style:style style:name="T26" style:family="text">
      <style:text-properties officeooo:rsid="004ed6a0"/>
    </style:style>
    <style:style style:name="T27" style:family="text">
      <style:text-properties officeooo:rsid="0051672f"/>
    </style:style>
    <style:style style:name="T28" style:family="text">
      <style:text-properties officeooo:rsid="005a406d"/>
    </style:style>
    <style:style style:name="T29" style:family="text">
      <style:text-properties officeooo:rsid="005ad545"/>
    </style:style>
    <style:style style:name="T30" style:family="text">
      <style:text-properties officeooo:rsid="005e4b5d"/>
    </style:style>
    <style:style style:name="T31" style:family="text">
      <style:text-properties officeooo:rsid="006cb386"/>
    </style:style>
    <style:style style:name="T32" style:family="text">
      <style:text-properties officeooo:rsid="006da200"/>
    </style:style>
    <style:style style:name="T33" style:family="text">
      <style:text-properties officeooo:rsid="006f7ec8"/>
    </style:style>
    <style:style style:name="T34" style:family="text">
      <style:text-properties officeooo:rsid="0075d36b"/>
    </style:style>
    <style:style style:name="T35" style:family="text">
      <style:text-properties officeooo:rsid="00788e6d"/>
    </style:style>
    <style:style style:name="T36" style:family="text">
      <style:text-properties fo:color="#ce181e"/>
    </style:style>
    <style:style style:name="T37" style:family="text">
      <style:text-properties fo:color="#ce181e" officeooo:rsid="0083ecc0"/>
    </style:style>
    <style:style style:name="T38" style:family="text">
      <style:text-properties officeooo:rsid="007ba0a4"/>
    </style:style>
    <style:style style:name="T39" style:family="text">
      <style:text-properties officeooo:rsid="007c080a"/>
    </style:style>
    <style:style style:name="T40" style:family="text">
      <style:text-properties officeooo:rsid="007f5e33"/>
    </style:style>
    <style:style style:name="T41" style:family="text">
      <style:text-properties officeooo:rsid="0080b643"/>
    </style:style>
    <style:style style:name="T42" style:family="text">
      <style:text-properties officeooo:rsid="0083ecc0"/>
    </style:style>
    <style:style style:name="T43" style:family="text">
      <style:text-properties fo:font-size="18pt" fo:font-weight="bold" officeooo:rsid="006da200" style:font-size-asian="18pt" style:font-weight-asian="bold" style:font-size-complex="18pt" style:font-weight-complex="bold"/>
    </style:style>
    <style:style style:name="T44" style:family="text">
      <style:text-properties fo:font-size="18pt" fo:font-weight="bold" officeooo:rsid="0042b2b0" style:font-size-asian="18pt" style:font-weight-asian="bold" style:font-size-complex="18pt" style:font-weight-complex="bold"/>
    </style:style>
    <style:style style:name="T45" style:family="text">
      <style:text-properties fo:font-size="18pt" fo:font-weight="bold" officeooo:rsid="006cb386" style:font-size-asian="18pt" style:font-weight-asian="bold" style:font-size-complex="18pt" style:font-weight-complex="bold"/>
    </style:style>
    <style:style style:name="T46" style:family="text">
      <style:text-properties fo:font-size="18pt" fo:font-weight="bold" officeooo:rsid="008548cd" style:font-size-asian="18pt" style:font-weight-asian="bold" style:font-size-complex="18pt" style:font-weight-complex="bold"/>
    </style:style>
    <style:style style:name="T47" style:family="text">
      <style:text-properties officeooo:rsid="00866591"/>
    </style:style>
    <style:style style:name="T48" style:family="text">
      <style:text-properties officeooo:rsid="008828a1"/>
    </style:style>
    <style:style style:name="T49" style:family="text">
      <style:text-properties officeooo:rsid="008903ea"/>
    </style:style>
    <style:style style:name="T50" style:family="text">
      <style:text-properties officeooo:rsid="008c4065"/>
    </style:style>
    <style:style style:name="T51" style:family="text">
      <style:text-properties officeooo:rsid="008cd022"/>
    </style:style>
    <style:style style:name="T52" style:family="text">
      <style:text-properties officeooo:rsid="008fc7d6"/>
    </style:style>
    <style:style style:name="T53" style:family="text">
      <style:text-properties officeooo:rsid="009204ad"/>
    </style:style>
    <style:style style:name="T54" style:family="text">
      <style:text-properties officeooo:rsid="0095ba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S 457 <text:line-break/>Assignment <text:span text:style-name="T35">3</text:span> Report <text:line-break/>Gabriel Mortensen </text:p>
      <text:p text:style-name="P1"/>
      <text:p text:style-name="P2">How To Run</text:p>
      <text:p text:style-name="P59">To run this code performing the following actions: </text:p>
      <text:list xml:id="list1182622252" text:style-name="L1">
        <text:list-item>
          <text:p text:style-name="P69">Load up the terminal within the directory of the source file</text:p>
        </text:list-item>
        <text:list-item>
          <text:p text:style-name="P69">give yourself all the permission by typing ‘chmod 777 PA<text:span text:style-name="T35">3</text:span>.py’ </text:p>
        </text:list-item>
        <text:list-item>
          <text:p text:style-name="P69">To run without any file input type ‘./PA<text:span text:style-name="T35">3</text:span>.py’ </text:p>
        </text:list-item>
        <text:list-item>
          <text:p text:style-name="P70">Otherwise type ‘./PA<text:span text:style-name="T35">3.</text:span>py &lt; filename’ <text:s/><text:line-break/><text:span text:style-name="T17">(the original test file is attached to this project so that one can test and verify that<text:line-break/> ‘</text:span>./PA<text:span text:style-name="T35">3</text:span>.py &lt; PA<text:span text:style-name="T35">3</text:span>_test.sql;’ <text:s/><text:span text:style-name="T17">is successful) </text:span></text:p>
        </text:list-item>
      </text:list>
      <text:p text:style-name="P28"/>
      <text:p text:style-name="P7">Design: <text:line-break/><text:span text:style-name="T11">For this project I designed the database as recommended in the PA</text:span><text:span text:style-name="T14">2</text:span><text:span text:style-name="T11">.pdf requirements of the assignment. For databases I used directories and in those directories I created tables via the implementation of files. The arguments inputted by the user are written to the table such that each individual argument is separated by a pipeline character “|”. <text:s text:c="2"/><text:line-break/><text:line-break/></text:span><text:span text:style-name="T13">Every time a database is created it is made in the “home” directory which is the same directory as the source code. That means every time a user makes a database a new directory is established alongside preexisting ones. The reason for this implementation is due to my previous conversations with the TA and professor, both of which noted that databases inside other databases are not recommended for this particular project. When more than one table is created the code simple creates a new file to place along side the previous one in the directory. </text:span></text:p>
      <text:p text:style-name="P35"/>
      <text:p text:style-name="P9"><text:span text:style-name="T13">W</text:span><text:span text:style-name="T10">hen tuples are added to tables they appear in the next available line of the file with the ‘ | ‘ character acting as a separator for the variables thus mimicking the format of the header. This format allows users to correlate which tuples relate to which datatype established by the header of the table. </text:span></text:p>
      <text:p text:style-name="P5"><text:s/></text:p>
      <text:p text:style-name="P8">Example:</text:p>
      <text:p text:style-name="P8"><text:span text:style-name="T10">A table with </text:span><text:span text:style-name="T16">two</text:span><text:span text:style-name="T10"> elements and </text:span><text:span text:style-name="T15">three</text:span><text:span text:style-name="T10"> tuples inserted into it may look like this: </text:span></text:p>
      <text:p text:style-name="P33"/>
      <text:p text:style-name="P34">pid int | name varchar(20) </text:p>
      <text:p text:style-name="P34">1 | <text:s/>Gizmo </text:p>
      <text:p text:style-name="P34">2 | <text:s/>PowerGizmo </text:p>
      <text:p text:style-name="P34">3 | <text:s/>SingleTouch </text:p>
      <text:p text:style-name="P6"><text:line-break/>Version: </text:p>
      <text:p text:style-name="P32">For this project I am using:</text:p>
      <text:list xml:id="list2760911291" text:style-name="L2">
        <text:list-item>
          <text:p text:style-name="P82">Python 3.6.9</text:p>
        </text:list-item>
        <text:list-item>
          <text:p text:style-name="P86"><text:span text:style-name="T12">Ubuntu 18.04.6 LTS</text:span><text:span text:style-name="T3"><text:line-break/></text:span></text:p>
          <text:p text:style-name="P88"/>
        </text:list-item>
      </text:list>
      <text:p text:style-name="P3"><text:span text:style-name="T34">Acceptable Inputs</text:span>: </text:p>
      <text:p text:style-name="P60">The commands to perform various actions are the same as the the sql test file, that is:</text:p>
      <text:p text:style-name="P3"/>
      <text:list xml:id="list4064354278" text:style-name="L3">
        <text:list-item>
          <text:p text:style-name="P71">CREATE DATABASE <text:span text:style-name="T19">x</text:span>; <text:s text:c="2"/><text:tab/></text:p>
          <text:list>
            <text:list-item>
              <text:p text:style-name="P74">To create database x</text:p>
            </text:list-item>
          </text:list>
        </text:list-item>
        <text:list-item>
          <text:p text:style-name="P71">DROP DATABASE <text:span text:style-name="T19">x</text:span>;<text:tab/></text:p>
          <text:list>
            <text:list-item>
              <text:p text:style-name="P74">To delete database x </text:p>
            </text:list-item>
          </text:list>
        </text:list-item>
        <text:list-item>
          <text:p text:style-name="P71">USE <text:span text:style-name="T19">x</text:span>; <text:tab/></text:p>
          <text:list>
            <text:list-item>
              <text:p text:style-name="P74">To use database x </text:p>
            </text:list-item>
          </text:list>
        </text:list-item>
        <text:list-item>
          <text:p text:style-name="P71">CREATE TABLE <text:span text:style-name="T18">x</text:span> (<text:span text:style-name="T18">variable datatype, variable datatype, ...</text:span>); <text:s/></text:p>
          <text:list>
            <text:list-item>
              <text:p text:style-name="P74">To create a table x with attributes</text:p>
            </text:list-item>
          </text:list>
        </text:list-item>
        <text:list-item>
          <text:p text:style-name="P71">DROP TABLE <text:span text:style-name="T19">x</text:span>; <text:tab/></text:p>
          <text:list>
            <text:list-item>
              <text:p text:style-name="P74">To delete table x </text:p>
            </text:list-item>
          </text:list>
        </text:list-item>
        <text:list-item>
          <text:p text:style-name="P71">SELECT * FROM <text:span text:style-name="T19">x</text:span>; <text:tab/><text:tab/></text:p>
          <text:list>
            <text:list-item>
              <text:p text:style-name="P74">To output data from table x</text:p>
            </text:list-item>
          </text:list>
        </text:list-item>
        <text:list-item>
          <text:p text:style-name="P72">SELECT * FROM <text:span text:style-name="T19">x where a != Specification1; </text:span></text:p>
          <text:list>
            <text:list-item>
              <text:p text:style-name="P75">Outputs the header of the table along with tuples that match the requirements that element a in the tuple is not equal to Specification 1</text:p>
            </text:list-item>
            <text:list-item>
              <text:p text:style-name="P75">Note that all the acceptable mathematics notions are:</text:p>
              <text:list>
                <text:list-item>
                  <text:p text:style-name="P75"><text:s/>&gt;</text:p>
                </text:list-item>
                <text:list-item>
                  <text:p text:style-name="P75">&lt;</text:p>
                </text:list-item>
                <text:list-item>
                  <text:p text:style-name="P75"><text:s/>==</text:p>
                </text:list-item>
                <text:list-item>
                  <text:p text:style-name="P75"><text:s/>!= </text:p>
                </text:list-item>
              </text:list>
            </text:list-item>
          </text:list>
        </text:list-item>
        <text:list-item>
          <text:p text:style-name="P73">SELECT <text:span text:style-name="T21">a, b </text:span>FROM <text:span text:style-name="T19">x where c != Specification1; </text:span></text:p>
          <text:list>
            <text:list-item>
              <text:p text:style-name="P75">Outputs the header of the table along with elements a and b from tuples that match the requirements that element c in said tuple is not equal to Specification 1</text:p>
            </text:list-item>
            <text:list-item>
              <text:p text:style-name="P75">Note that all the acceptable mathematics notions are:</text:p>
              <text:list>
                <text:list-item>
                  <text:p text:style-name="P75"><text:s/>&gt;</text:p>
                </text:list-item>
                <text:list-item>
                  <text:p text:style-name="P75">&lt;</text:p>
                </text:list-item>
                <text:list-item>
                  <text:p text:style-name="P75"><text:s/>==</text:p>
                </text:list-item>
                <text:list-item>
                  <text:p text:style-name="P75"><text:s/>!= </text:p>
                </text:list-item>
              </text:list>
            </text:list-item>
          </text:list>
        </text:list-item>
        <text:list-item>
          <text:p text:style-name="P73">SELECT <text:span text:style-name="T21">a, b </text:span>FROM <text:span text:style-name="T19">x; </text:span></text:p>
          <text:list>
            <text:list-item>
              <text:p text:style-name="P75">Outputs the header of the table along with elements a and b from tuples in the table. </text:p>
            </text:list-item>
          </text:list>
        </text:list-item>
        <text:list-item>
          <text:p text:style-name="P71">ALTER TABLE <text:span text:style-name="T19">x</text:span> ADD <text:span text:style-name="T19">variable</text:span> <text:span text:style-name="T19">datatype</text:span>; <text:tab/><text:tab/></text:p>
          <text:list>
            <text:list-item>
              <text:p text:style-name="P74">To add information to table x </text:p>
            </text:list-item>
          </text:list>
        </text:list-item>
        <text:list-item>
          <text:p text:style-name="P72"><text:span text:style-name="T20">UPDATE x set a = ‘Specification1‘ where b = <text:s/>‘Specification2‘; </text:span><text:s/></text:p>
          <text:list>
            <text:list-item>
              <text:p text:style-name="P78">Updates table x by replacing some elements in tuples with tuple a </text:p>
            </text:list-item>
            <text:list-item>
              <text:p text:style-name="P78">If element b exists within a table’s tuple and has the specification noted by the user then element a in the tuple will be replaced with Specification1. <text:s/></text:p>
            </text:list-item>
            <text:list-item>
              <text:p text:style-name="P78">Tuple a and b can be relate to the same element in the tuple of the table as well as different elements in a table’s tuple</text:p>
            </text:list-item>
          </text:list>
        </text:list-item>
        <text:list-item>
          <text:p text:style-name="P72"><text:span text:style-name="T20">INSERT</text:span> into <text:span text:style-name="T21">x</text:span> values(<text:span text:style-name="T20">I</text:span>,<text:tab/><text:span text:style-name="T20">J</text:span>,<text:tab/><text:span text:style-name="T20">K)</text:span>;</text:p>
          <text:list>
            <text:list-item>
              <text:p text:style-name="P78">Inserts a new table tuple with I, J, and K as elements for said tuple <text:span text:style-name="T21">into table x </text:span><text:s/></text:p>
            </text:list-item>
          </text:list>
        </text:list-item>
        <text:list-item>
          <text:p text:style-name="P72"><text:span text:style-name="T21">DELETE</text:span> from <text:span text:style-name="T21">x</text:span> where <text:span text:style-name="T21">a</text:span> &gt; <text:span text:style-name="T21">Specification1</text:span>;</text:p>
          <text:list>
            <text:list-item>
              <text:p text:style-name="P78"><text:span text:style-name="T21">Deletes</text:span> table tuple<text:span text:style-name="T21">s</text:span> <text:span text:style-name="T21">where element a is greater than the user’s Specification1. </text:span></text:p>
            </text:list-item>
            <text:list-item>
              <text:p text:style-name="P75">Note that all the acceptable mathematics notions are:</text:p>
              <text:list>
                <text:list-item>
                  <text:p text:style-name="P75"><text:s/>&gt;</text:p>
                </text:list-item>
                <text:list-item>
                  <text:p text:style-name="P75"><text:soft-page-break/>&lt;</text:p>
                </text:list-item>
                <text:list-item>
                  <text:p text:style-name="P75"><text:s/>==</text:p>
                </text:list-item>
                <text:list-item>
                  <text:p text:style-name="P75"><text:s/>!= </text:p>
                </text:list-item>
              </text:list>
            </text:list-item>
          </text:list>
        </text:list-item>
        <text:list-item>
          <text:p text:style-name="P75">select * <text:s/>from <text:span text:style-name="T38">X</text:span> <text:span text:style-name="T38">A</text:span>, <text:span text:style-name="T38">Y</text:span> <text:span text:style-name="T38">B</text:span> <text:s/>where <text:span text:style-name="T38">A</text:span>.<text:span text:style-name="T38">a1</text:span> = <text:span text:style-name="T38">B</text:span>.<text:span text:style-name="T38">a2</text:span></text:p>
          <text:list>
            <text:list-item>
              <text:p text:style-name="P79">Shows combined tuples of table X and Y, abbreviated as A and B respectively</text:p>
            </text:list-item>
            <text:list-item>
              <text:p text:style-name="P79">Has specification where attribute (column) <text:span text:style-name="T39">a1 in table A (X) matches attribute (column) a2 in (column) B</text:span></text:p>
            </text:list-item>
          </text:list>
        </text:list-item>
        <text:list-item>
          <text:p text:style-name="P75">select * <text:s/>from <text:span text:style-name="T40">X</text:span> <text:span text:style-name="T40">A</text:span> <text:span text:style-name="T36">inner join</text:span> <text:span text:style-name="T40">Y B</text:span> <text:span text:style-name="T36">on</text:span> <text:span text:style-name="T40">A</text:span>.<text:span text:style-name="T40">a1</text:span> = <text:span text:style-name="T40">B</text:span>.<text:span text:style-name="T40">a2</text:span>;</text:p>
          <text:list>
            <text:list-item>
              <text:p text:style-name="P80">Same as previous command, just different syntax </text:p>
            </text:list-item>
          </text:list>
        </text:list-item>
        <text:list-item>
          <text:p text:style-name="P76">select * <text:s/>from <text:span text:style-name="T40">X</text:span> <text:span text:style-name="T40">A</text:span> <text:span text:style-name="T36">innerjoin</text:span> <text:span text:style-name="T40">Y</text:span> <text:span text:style-name="T40">B</text:span> <text:span text:style-name="T36">on</text:span> <text:span text:style-name="T40">A</text:span>.<text:span text:style-name="T40">a1</text:span> = <text:span text:style-name="T40">B</text:span>.<text:span text:style-name="T40">a2</text:span>;</text:p>
          <text:list>
            <text:list-item>
              <text:p text:style-name="P80">Same as previous command, just different syntax </text:p>
            </text:list-item>
          </text:list>
        </text:list-item>
        <text:list-item>
          <text:p text:style-name="P77">select * from <text:span text:style-name="T40">X</text:span> <text:span text:style-name="T40">A </text:span><text:span text:style-name="T36">left outer join</text:span> Sales S <text:span text:style-name="T36">on</text:span> <text:span text:style-name="T40">A</text:span>.<text:span text:style-name="T40">a1</text:span> = <text:span text:style-name="T40">B</text:span>.<text:span text:style-name="T40">a2</text:span>;</text:p>
          <text:list>
            <text:list-item>
              <text:p text:style-name="P81">Similar to previous command except every attribute of the left table <text:span text:style-name="T41">(X in this case) is displayed, even if there are no matching components</text:span></text:p>
            </text:list-item>
          </text:list>
        </text:list-item>
        <text:list-item>
          <text:p text:style-name="P81"><text:span text:style-name="T37">NOTE</text:span><text:span text:style-name="T42">: The table aliases (A and B) must be single characters as demonstrated in PA3_test.sql </text:span><text:s/></text:p>
        </text:list-item>
      </text:list>
      <text:p text:style-name="P31"/>
      <text:p text:style-name="P68"><text:span text:style-name="T32">Project</text:span> <text:span text:style-name="T33">1</text:span> <text:span text:style-name="T31">Functions</text:span></text:p>
      <text:p text:style-name="P4">Main</text:p>
      <text:p text:style-name="P36">The program beings by running the main function. In the main function a infinite loop occurs until the user types any case sensitive variation of ‘.exit’. Until .<text:span text:style-name="T28">exit</text:span> is read in the program <text:span text:style-name="T28">the user will be stuck in another loop that will constantly append a user’s input to a list until the command ends with a semi colon</text:span>. <text:span text:style-name="T29">In this loop there is a case to determine </text:span>line inputted is a comment, if so, the line is ignored. The second case is to see if the command ended in a semicolon, if it did then then the user input string is broken up into a list with each element in the list being a word of the sentence and the semicolon removed. <text:span text:style-name="T4">At this stage one of the various functions are called depending on what is contained in the list. <text:line-break/></text:span></text:p>
      <text:p text:style-name="P37"><text:span text:style-name="T2">Create Database</text:span><text:span text:style-name="T4"><text:line-break/>In this function a global variable is called so that the directory is changed to the “home” directory. After this, the new directory is made if it does not already exist in the home directory. </text:span></text:p>
      <text:p text:style-name="P36"/>
      <text:p text:style-name="P10">Drop Database</text:p>
      <text:p text:style-name="P61">This function uses one function from an imported library to delete both the directory and tables associated with the directory. The only variables required is that of the home directory and that of the user specified directory/database that they desire to delete. If there is no such directory and error will be raised and the user will be notified. </text:p>
      <text:p text:style-name="P36"/>
      <text:p text:style-name="P38"><text:span text:style-name="T2">U</text:span><text:span text:style-name="T1">se Database</text:span></text:p>
      <text:p text:style-name="P39">This function will change the directory to whatever the user specified by storing a variables for the main “home” directory (which stores databases and is in the same location of the source file) and the database the user desires to use. If the database does not exist an error is raised and the user is notified. </text:p>
      <text:p text:style-name="P10"/>
      <text:p text:style-name="P10">Create Table</text:p>
      <text:p text:style-name="P62">This function checks to see if the file exists and will raise an error accordingly. Otherwise the code runs a function that creates a file in the directory specified by the user in previous calls of the USE function. </text:p>
      <text:p text:style-name="P11"/>
      <text:p text:style-name="P38"><text:span text:style-name="T2">D</text:span><text:span text:style-name="T1">rop Table</text:span></text:p>
      <text:p text:style-name="P65"><text:span text:style-name="T9">This function checks to see if the file does </text:span><text:span text:style-name="T6">not</text:span><text:span text:style-name="T9"> exists and will raise an error accordingly. Otherwise the code runs a function that deletes the file using the current directory determined by previous uses of the USE function. </text:span></text:p>
      <text:p text:style-name="P12"/>
      <text:p text:style-name="P10">Alter Table </text:p>
      <text:p text:style-name="P63">This function checks to see if the file exists and will raise an error accordingly. Otherwise the code opens the user input file name into write mode and appends the requested element onto the file before closing it. </text:p>
      <text:p text:style-name="P38"/>
      <text:p text:style-name="P10">Select Table </text:p>
      <text:p text:style-name="P64">This function checks to see if the file exists and will raise an error accordingly Otherwise <text:span text:style-name="T27">four checks are made specifically. The first check is to see if the user wants everything outputted. If so, the f</text:span>ile is opened <text:span text:style-name="T27">and</text:span> a simple function is used to output the file <text:span text:style-name="T27">contents</text:span>. <text:span text:style-name="T27">The second check determines if the user want’s to read all the elements of the tuple with the limitation of a where clause. During this check </text:span><text:soft-page-break/><text:span text:style-name="T27">the WHERE_TEST function will be checked after gathering the necessary variables needed for the function which includes the equation in the command, the where datatype index, and the table. The third check will be test if the user requires only a few specific attributes of the table to be outputted. After storing the outputs in a function a for loop is run to determine if the desired elements exist in the header of the table, if not an exception is raised. If the outputs do exist then a for loop is run to output specific elements of the header with specific indexes and then another loop is run for the tuples of the list. In the loop the fourth check is run which allows for a user to input a where command. If a where command is specified the attributes of certain tuples are only outputted if they meet the Where condition. <text:s/>If a where command is not specified then the tuples with the required attributes will be specified. </text:span></text:p>
      <text:p text:style-name="P66"><text:s/></text:p>
      <text:p text:style-name="P40"><text:span text:style-name="T2">L</text:span><text:span text:style-name="T1">ist to String</text:span></text:p>
      <text:p text:style-name="P40">This function takes part of the list of the user input and combines it back into a string. This is done for some table functions so as to make updating and adding information onto the table <text:span text:style-name="T8">easy to manipulate/implement. </text:span></text:p>
      <text:p text:style-name="P40"/>
      <text:p text:style-name="P40"/>
      <text:p text:style-name="P30"><text:span text:style-name="T32">Project</text:span> 2 <text:span text:style-name="T31">Functions</text:span></text:p>
      <text:p text:style-name="P13">ListToEquation</text:p>
      <text:p text:style-name="P41">This function takes part of the list of the user inpu<text:span text:style-name="T22">t. The list is broken up into the left half of the equation the middle and the right half of the equation. A if statement is used to determine if the equation is numerical based or string based. If numerical based then a sample prebuilt function can be run otherwise each case is tested with if statement. <text:s text:c="2"/></text:span></text:p>
      <text:p text:style-name="P14"/>
      <text:p text:style-name="P14">FindIndex</text:p>
      <text:p text:style-name="P43">Opens the file inputted by the user and breaks the <text:span text:style-name="T23">header up into a list then uses the built in index function to find the element demanded by the user. Finally the index is divided by 3 to account for the ‘|’ and datatype of the variable. Later this index will either be multiples by 3 if one is accessing the header or by 2 if one if accessing a tuple (it is one minus the index header because tuples don’t specify datatypes)</text:span></text:p>
      <text:p text:style-name="P41"/>
      <text:p text:style-name="P15">CLEAN_FILE</text:p>
      <text:p text:style-name="P44">This function removes any white space that may be causing the file to have an empty line inbeetween tuples. </text:p>
      <text:p text:style-name="P41"/>
      <text:p text:style-name="P15">OBTAIN_TUPLES</text:p>
      <text:p text:style-name="P44">This function reads the table <text:s/>and returns online the lines that are tuples using a pre-built “readlines” function. </text:p>
      <text:p text:style-name="P41"/>
      <text:p text:style-name="P15">OBTAIN_HEADER</text:p>
      <text:p text:style-name="P44">This function reads the table and only returns the first line using a pre0built “readline” function. </text:p>
      <text:p text:style-name="P41"/>
      <text:p text:style-name="P15">DELETE_TUPLE</text:p>
      <text:p text:style-name="P44">After checking if the file exists, this function obtains the header and tuples of the file before rewriting the entire file. First it writes the header back into the file then runs a for loop where the WHERE_TEST function is used to determine a specific element within the tuple passes the test established by the user. <text:soft-page-break/>If the tuple passes the tests it is <text:span text:style-name="T5">not</text:span> written into the table and <text:span text:style-name="T24">a</text:span> counter is incremented, otherwise the tuple is written back into the table. After the loop the CLEAN_FILE is run to ensure proper format <text:span text:style-name="T24">and the user is informed on how many records were deleted via the counter. </text:span><text:s/></text:p>
      <text:p text:style-name="P42"/>
      <text:p text:style-name="P16">UPDATE_TABLE</text:p>
      <text:p text:style-name="P44">After checking if the file exists, this function obtains the header and tuples of the file before rewriting the entire file. First it writes the header back into the file then runs a for loop where the WHERE_TEST function is used to determine a specific element within the tuple passes the test established by the user <text:span text:style-name="T24">in the If_EQ (the WHERE portion of the command)</text:span>. If the tuple <text:span text:style-name="T24">passes the test then a counter is incremented and the tuple is modified to the right half of the <text:s/>then_EQ (the SET portion of the command). After this check the tuple is written back to the table. If a tuple fails the test then it will simply skip to the part of the code where it is written into the table. After the loop the CLEAN_FILE function is run to improve formatting and the user is notified of how many modifications were made via the counter. </text:span></text:p>
      <text:p text:style-name="P44"/>
      <text:p text:style-name="P17">INSERT_TABLE</text:p>
      <text:p text:style-name="P45">After checking the file’s existence, the function removes the string surrounded by the parenthesis. Then the file is open into append mode where each character within the previously parenthesized string is copied to the file with the exception that the commas are replaced with a ‘ | ‘ character. <text:s/>The user is then <text:s/>notified of the <text:span text:style-name="T25">record’s success. </text:span></text:p>
      <text:p text:style-name="P45"/>
      <text:p text:style-name="P18">WHERE_TEST</text:p>
      <text:p text:style-name="P46">In this function relies of the index for the where element likely discovered via the GETINDEX function, <text:span text:style-name="T26">a single </text:span>tuple likely obtained from the OBTAIN_TUPLES function and the right half of the where equation specified by the user, also called EQ. <text:s/><text:span text:style-name="T26">This function splits the tuples up into lists, then it appends the right half of the equation onto the tuple. The tuple is then checked with the ListToEquation <text:s/>function where it will either return true or false. </text:span></text:p>
      <text:p text:style-name="P46"/>
      <text:p text:style-name="P19">SPECIFICS</text:p>
      <text:p text:style-name="P48">This function uses a tuple, the output element of the tuple requested by the user, and the table needed to obtain the information. In this function a loop is run for each required element output by the user. In the loop the index for each output element is found and then multipled by 2 because tuples have to consider the ‘ | ‘ character for their indexing. The index is then used to print the desired attribute of the tuple. A small counter is used to determine when to place the ‘ | ‘ sign such that the last element will not have a ‘ | ‘ sign after it. </text:p>
      <text:p text:style-name="P47"/>
      <text:p text:style-name="P20">Lower and Consider Quotes </text:p>
      <text:p text:style-name="P49">This function iterates through each character in a string and counts the single quotes to ensure that characters within single quotes remain case sensitive while every other character is lower cased. After this loop the entire string is removed of all single quotations. <text:span text:style-name="T52">This function also ensures that single letter elements from the JOIN clause (where variables and table aliases) maintain their case sensitivity. </text:span><text:s/></text:p>
      <text:p text:style-name="P49"/>
      <text:p text:style-name="P21">FixEQFormat </text:p>
      <text:p text:style-name="P50">This function <text:span text:style-name="T30">checks the user equation by determining certain indexes. If the index is slightly off it means the equation was entered with the wrong format (e.g., left= right or left=right or left =right). The function checks both the set and where equations if they exist and rewrite the initial command so that they match the proper format (i.e., left = right)</text:span></text:p>
      <text:p text:style-name="P50"><text:soft-page-break/></text:p>
      <text:p text:style-name="P51"/>
      <text:p text:style-name="P22">StringEquationToList </text:p>
      <text:p text:style-name="P53">This function runs through the equation of the string an ensures the equation is in the proper format by running a series of statements within a loop that will add spaces around the operators then turning the string to a list ensuring that the format will always be <text:span text:style-name="T30">left = right </text:span>(unless extra elements were thrown in, than an error is raised). </text:p>
      <text:p text:style-name="P53"/>
      <text:p text:style-name="P23">ElementCheck </text:p>
      <text:p text:style-name="P54">This function runs a simple check to see if a certain element exists within the header. If not, an error is raised. </text:p>
      <text:p text:style-name="P55"><text:span text:style-name="T43">Project</text:span><text:span text:style-name="T44"> </text:span><text:span text:style-name="T46">3 </text:span><text:span text:style-name="T45">Functions</text:span></text:p>
      <text:p text:style-name="P55"/>
      <text:p text:style-name="P24">JOIN_parser </text:p>
      <text:p text:style-name="P56">This function is the first of <text:span text:style-name="T48">2</text:span> checks performed is a user desires a JOIN operation. In this function particular checks are made to determine which particular syntax the user utlized in their command and if that command requests an OUTER JOIN. More specifically this function runs a primary check to see if <text:span text:style-name="T48">the request is an inner join or outer join, after determining if an inner or outerjoin the function strips away the command to its basic elements and obtains the table aliases in the from and where clause </text:span></text:p>
      <text:p text:style-name="P56"/>
      <text:p text:style-name="P26">JOIN_element_check</text:p>
      <text:p text:style-name="P57">This is the second check for the Join operator. In this function four elements are checked, the two table aliases in the from clause and the two respective variables in the where clause. The function determines which if the alias mentioned indeed relates to that table (e.g., Using the command documentation section this would mean A is an attribute within table X and B an attribute in table Y). <text:span text:style-name="T49">After that the where variables are checked to see if they match the aliases in the from clause. Depending on how the phrase is worded the first variable in the where clause will either relate to the left or right side of the equation. </text:span></text:p>
      <text:p text:style-name="P57"/>
      <text:p text:style-name="P27">JOIN</text:p>
      <text:p text:style-name="P58">This function uses the elements found in the previous two functions to run two for loops such that they perform a <text:span text:style-name="T51">cartesian</text:span> product that only accounts for the element <text:span text:style-name="T50">specified</text:span> by the user and checks to see if an OUTER JOIN needs to exist. If an OUTER JOIN exists the left table attributes are included even if they do not match. </text:p>
      <text:p text:style-name="P83"/>
      <text:p text:style-name="P87">OUTER_JOIN_CHECK</text:p>
      <text:p text:style-name="P84">This function returns true if the user requested a left outer join in the command, <text:span text:style-name="T47">otherwise it returns false. </text:span></text:p>
      <text:p text:style-name="P67"/>
      <text:p text:style-name="P26">ElementCheckExact</text:p>
      <text:p text:style-name="P85">This function takes in a table and a particular element. The function obtains the header using the OBTAIN_HEADER function then splits the retrieved string up into a list. <text:span text:style-name="T54">This list is run through piece by piece in a loop and compared with the second argument, the element. If an exact match is found somewhere in the header a true statement is returned, otherwise the function returns false. This function is a new an improved version of the ElementCheck function as that function used ‘in’ which could </text:span><text:soft-page-break/><text:span text:style-name="T54">potentially return the wrong result (e.g., if someone wanted to find ‘</text:span><text:span text:style-name="T7">id</text:span><text:span text:style-name="T54">’ as an element an ‘in’ keyword might accidentally return words with id in the name such as parent</text:span><text:span text:style-name="T7">id</text:span><text:span text:style-name="T54"> or l</text:span><text:span text:style-name="T7">id</text:span><text:span text:style-name="T54">_top.) <text:s/></text:span></text:p>
      <text:p text:style-name="P56"/>
      <text:p text:style-name="P25">Lower and Consider Quotes <text:span text:style-name="T53">(Copied from previous Project 2 Section) </text:span></text:p>
      <text:p text:style-name="P52">This function iterates through each character in a string and counts the single quotes to ensure that characters within single quotes remain case sensitive while every other character is lower cased. After this loop the entire string is removed of all single quotations. <text:span text:style-name="T52">This function also ensures that single letter elements from the JOIN clause (where variables and table aliases) maintain their case sensitiv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11:50:05.266827354</meta:creation-date>
    <dc:date>2022-04-19T18:58:59.699724691</dc:date>
    <meta:editing-duration>PT3H28M21S</meta:editing-duration>
    <meta:editing-cycles>95</meta:editing-cycles>
    <meta:generator>LibreOffice/6.0.7.3$Linux_X86_64 LibreOffice_project/00m0$Build-3</meta:generator>
    <meta:document-statistic meta:table-count="0" meta:image-count="0" meta:object-count="0" meta:page-count="8" meta:paragraph-count="137" meta:word-count="2984" meta:character-count="16599" meta:non-whitespace-character-count="13676"/>
  </office:meta>
</office:document-meta>
</file>